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8071in"/>
    </style:style>
    <style:style style:name="co4" style:family="table-column">
      <style:table-column-properties fo:break-before="auto" style:column-width="3.8016in"/>
    </style:style>
    <style:style style:name="ro3" style:family="table-row">
      <style:table-row-properties style:row-height="0.1638in" fo:break-before="auto" style:use-optimal-row-height="true"/>
    </style:style>
    <style:style style:name="ro2" style:family="table-row">
      <style:table-row-properties style:row-height="0.1945in" fo:break-before="auto" style:use-optimal-row-height="true"/>
    </style:style>
    <style:style style:name="ro4" style:family="table-row">
      <style:table-row-properties style:row-height="0.228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2173in" fo:break-before="auto" style:use-optimal-row-height="true"/>
    </style:style>
    <style:style style:name="ro8"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10" style:family="table-cell" style:parent-style-name="Default">
      <style:text-properties fo:color="#000000"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font-name="Symbol" fo:font-size="8pt" fo:language="en" fo:country="US" fo:font-style="normal" fo:text-shadow="none" style:text-underline-style="none" fo:font-weight="normal" style:text-underline-mode="continuous" style:text-overline-mode="continuous" style:text-line-through-mode="continuous" style:font-name-asian="Symbol"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fo:font-size="10pt" style:font-size-asian="10pt" style:font-size-complex="5.65000009536743pt"/>
    </style:style>
    <style:style style:name="ce13"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14" style:family="table-cell" style:parent-style-name="Default">
      <style:text-properties fo:color="#000000" fo:language="en" fo:country="US" style:language-asian="en" style:country-asian="US" style:language-complex="en" style:country-complex="US"/>
    </style:style>
    <style:style style:name="ta_extref" style:family="table">
      <style:table-properties table:display="false"/>
    </style:style>
    <style:style style:name="T1" style:family="text">
      <style:text-properties fo:color="#000000" style:font-name="Helvetica" fo:font-size="8pt" style:font-name-asian="Helvetica" style:font-size-asian="8pt" style:font-name-complex="Helvetica" style:font-size-complex="4.59999990463257pt"/>
    </style:style>
    <style:style style:name="T2" style:family="text">
      <style:text-properties fo:color="#000000" style:font-name="Helvetica" fo:font-size="11pt" style:font-name-asian="Helvetica" style:font-size-asian="11pt" style:font-name-complex="Helvetica" style:font-size-complex="6.30000019073486pt"/>
    </style:style>
    <style:style style:name="T3" style:family="text">
      <style:text-properties fo:color="#000000" style:font-name="Symbol" fo:font-size="11pt" style:font-name-asian="Symbol" style:font-size-asian="11pt" style:font-name-complex="Symbol" style:font-size-complex="6.30000019073486pt"/>
    </style:style>
    <style:style style:name="T4" style:family="text">
      <style:text-properties fo:color="#000000" style:font-name="Helvetica" fo:font-size="10pt" style:font-name-asian="Helvetica" style:font-size-asian="10pt" style:font-name-complex="Helvetica" style:font-size-complex="5.69999980926514pt"/>
    </style:style>
    <style:style style:name="T5" style:family="text">
      <style:text-properties fo:color="#000000" style:font-name="Symbol" fo:font-size="10pt" style:font-name-asian="Symbol" style:font-size-asian="10pt" style:font-name-complex="Symbol" style:font-size-complex="5.69999980926514pt"/>
    </style:style>
    <style:style style:name="T6" style:family="text">
      <style:text-properties fo:color="#000000" style:font-name="Helvetica" fo:font-size="9pt" style:font-name-asian="Helvetica" style:font-size-asian="9pt" style:font-name-complex="Helvetica" style:font-size-complex="5.09999990463257pt"/>
    </style:style>
    <style:style style:name="T7"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4" table:default-cell-style-name="ce5"/>
        <table:table-row table:style-name="ro2">
          <table:table-cell table:style-name="ce1"/>
          <table:table-cell table:style-name="ce2"/>
        </table:table-row>
        <table:table-row table:style-name="ro4">
          <table:table-cell table:style-name="ce1" office:value-type="string">
            <text:p><text:span text:style-name="T1"><text:tab/></text:span><text:span text:style-name="T2">24-year-old man develops testicular cancer.</text:span></text:p>
          </table:table-cell>
          <table:table-cell table:style-name="ce2" office:value-type="string">
            <text:p>Para-aortic lymph nodes (recall descent of testes during development).</text:p>
          </table:table-cell>
        </table:table-row>
        <table:table-row table:style-name="ro2">
          <table:table-cell table:style-name="ce2" office:value-type="string">
            <text:p>Woman with a previous cesarean section has a scar in her lower uterus close to the opening of the os.</text:p>
          </table:table-cell>
          <table:table-cell table:style-name="ce2" office:value-type="string">
            <text:p>Placenta previa.</text:p>
          </table:table-cell>
        </table:table-row>
        <table:table-row table:style-name="ro4">
          <table:table-cell table:style-name="ce3" office:value-type="string">
            <text:p><text:span text:style-name="T2">Obese woman presents with hirsutism and </text:span><text:span text:style-name="T3">↑ </text:span><text:span text:style-name="T2">levels of serum testosterone.</text:span></text:p>
          </table:table-cell>
          <table:table-cell table:style-name="ce9" office:value-type="string">
            <text:p>Polycystic ovarian syndrome.</text:p>
          </table:table-cell>
        </table:table-row>
        <table:table-row table:style-name="ro2">
          <table:table-cell table:style-name="ce2" office:value-type="string">
            <text:p>55-year-old postmenopausal woman is on tamoxifen therapy.</text:p>
          </table:table-cell>
          <table:table-cell table:style-name="ce2" office:value-type="string">
            <text:p>Endometrial carcinoma.</text:p>
          </table:table-cell>
        </table:table-row>
        <table:table-row table:style-name="ro5">
          <table:table-cell office:value-type="string">
            <text:p>antierectile </text:p>
          </table:table-cell>
          <table:table-cell table:style-name="Default" office:value-type="string">
            <text:p>NE= increase [ca] in= smooth muscle contraction= vasoconstriction </text:p>
          </table:table-cell>
        </table:table-row>
        <table:table-row table:style-name="ro5">
          <table:table-cell office:value-type="string">
            <text:p>emission </text:p>
          </table:table-cell>
          <table:table-cell table:style-name="Default" office:value-type="string">
            <text:p>sympathetic nervous system = hypogastric nerve</text:p>
          </table:table-cell>
        </table:table-row>
        <table:table-row table:style-name="ro5">
          <table:table-cell office:value-type="string">
            <text:p>erection </text:p>
          </table:table-cell>
          <table:table-cell table:style-name="Default" office:value-type="string">
            <text:p>parasympathetic nervous system= pelvic nerve </text:p>
          </table:table-cell>
        </table:table-row>
        <table:table-row table:style-name="ro5">
          <table:table-cell office:value-type="string">
            <text:p>ejaculation </text:p>
          </table:table-cell>
          <table:table-cell table:style-name="Default" office:value-type="string">
            <text:p>visceral and somatic nerves = pudendal nerve</text:p>
          </table:table-cell>
        </table:table-row>
        <table:table-row table:style-name="ro5">
          <table:table-cell office:value-type="string">
            <text:p>parasympathetic </text:p>
          </table:table-cell>
          <table:table-cell table:style-name="Default" office:value-type="string">
            <text:p>NO = increase cGMP= ....</text:p>
          </table:table-cell>
        </table:table-row>
        <table:table-row table:style-name="ro5">
          <table:table-cell/>
          <table:table-cell table:style-name="Default" office:value-type="string">
            <text:p>sidenafil and vardenafil inhibit cGMP breakdown</text:p>
          </table:table-cell>
        </table:table-row>
        <table:table-row table:style-name="ro5">
          <table:table-cell table:style-name="ce4" office:value-type="string">
            <text:p>Derivation of sperm parts</text:p>
          </table:table-cell>
          <table:table-cell office:value-type="string">
            <text:p>Acrosome is derived from the Golgi apparatus and flagellum (tail) from one of the centrioles.</text:p>
          </table:table-cell>
        </table:table-row>
        <table:table-row table:style-name="ro5">
          <table:table-cell/>
          <table:table-cell office:value-type="string">
            <text:p>Middle piece (neck) has Mitochondria. Feeds on Fructose.</text:p>
          </table:table-cell>
        </table:table-row>
        <table:table-row table:style-name="ro5">
          <table:table-cell/>
          <table:table-cell table:style-name="Default" office:value-type="string">
            <text:p>tail forms from centrioles </text:p>
          </table:table-cell>
        </table:table-row>
        <table:table-row table:style-name="ro5">
          <table:table-cell office:value-type="string">
            <text:p>spermatogonia </text:p>
          </table:table-cell>
          <table:table-cell table:style-name="Default" office:value-type="string">
            <text:p>germ cells. Maintain germ pool and produce 1 spermatocytes. Lines siminiferous tubule </text:p>
          </table:table-cell>
        </table:table-row>
        <table:table-row table:style-name="ro5">
          <table:table-cell office:value-type="string">
            <text:p>sertoli cell </text:p>
          </table:table-cell>
          <table:table-cell table:style-name="Default" office:value-type="string">
            <text:p>non germ cell. Secret inhibin= inhibit fSH. </text:p>
          </table:table-cell>
        </table:table-row>
        <table:table-row table:style-name="ro5">
          <table:table-cell/>
          <table:table-cell table:style-name="Default" office:value-type="string">
            <text:p>secret androgen binding protein ( ABP) = maintain levels of testosterone</text:p>
          </table:table-cell>
        </table:table-row>
        <table:table-row table:style-name="ro5">
          <table:table-cell/>
          <table:table-cell table:style-name="Default" office:value-type="string">
            <text:p>tight junctions beteen adjacent sertoli cells form blood-testis barrier= isolate gametes from autoimmune attack. </text:p>
          </table:table-cell>
        </table:table-row>
        <table:table-row table:style-name="ro5">
          <table:table-cell/>
          <table:table-cell table:style-name="Default" office:value-type="string">
            <text:p>produce anti-mullerian hormone </text:p>
          </table:table-cell>
        </table:table-row>
        <table:table-row table:style-name="ro5">
          <table:table-cell/>
          <table:table-cell table:style-name="Default" office:value-type="string">
            <text:p>sertoli cell support sperm synthesis </text:p>
          </table:table-cell>
        </table:table-row>
        <table:table-row table:style-name="ro5">
          <table:table-cell office:value-type="string">
            <text:p>leydig cells </text:p>
          </table:table-cell>
          <table:table-cell table:style-name="Default" office:value-type="string">
            <text:p>endocrine cells. Secrete testosterone. Located at interstitium. </text:p>
          </table:table-cell>
        </table:table-row>
        <table:table-row table:style-name="ro5">
          <table:table-cell office:value-type="string">
            <text:p>simenal vesicle </text:p>
          </table:table-cell>
          <table:table-cell table:style-name="Default" office:value-type="string">
            <text:p>60% of volume. Fructose, ascorbic acid, prostaglandins, phosphorylcholine, flavins. </text:p>
          </table:table-cell>
        </table:table-row>
        <table:table-row table:style-name="ro5">
          <table:table-cell office:value-type="string">
            <text:p>prostate products </text:p>
          </table:table-cell>
          <table:table-cell table:style-name="Default" office:value-type="string">
            <text:p>zinc, citric acid, phospholipids, acid phosphatase, fibrinolysin</text:p>
          </table:table-cell>
        </table:table-row>
        <table:table-row table:style-name="ro5">
          <table:table-cell table:style-name="ce5" office:value-type="string">
            <text:p>Spermatogenesis</text:p>
          </table:table-cell>
          <table:table-cell office:value-type="string">
            <text:p><text:s/>begins at puberty with spermatogonia (type A and type B). Full development takes 2 months. Spermatogenesis occurs in Seminiferous tubules.</text:p>
          </table:table-cell>
        </table:table-row>
        <table:table-row table:style-name="ro5">
          <table:table-cell/>
          <table:table-cell table:style-name="Default" office:value-type="string">
            <text:p>produce spermatids that undergo spermiogenesis ( loss of cytoplasmic contents, gain of acrosomal cap) to form mature spermatozoan. </text:p>
          </table:table-cell>
        </table:table-row>
        <table:table-row table:style-name="ro5">
          <table:table-cell office:value-type="string">
            <text:p>FSH </text:p>
          </table:table-cell>
          <table:table-cell table:style-name="Default" office:value-type="string">
            <text:p>sertoli cell= sperm production </text:p>
          </table:table-cell>
        </table:table-row>
        <table:table-row table:style-name="ro5">
          <table:table-cell office:value-type="string">
            <text:p>LH</text:p>
          </table:table-cell>
          <table:table-cell table:style-name="Default" office:value-type="string">
            <text:p>Leydig cell= testosterone </text:p>
          </table:table-cell>
        </table:table-row>
        <table:table-row table:style-name="ro5">
          <table:table-cell office:value-type="string">
            <text:p>spermatogonium </text:p>
          </table:table-cell>
          <table:table-cell table:style-name="Default" office:value-type="string">
            <text:p>Diploid = 2 N. 1 spermatocyte diploid ( 4N) = sister chromatids </text:p>
          </table:table-cell>
        </table:table-row>
        <table:table-row table:style-name="ro5">
          <table:table-cell office:value-type="string">
            <text:p>2 spermatocyte haploid </text:p>
          </table:table-cell>
          <table:table-cell table:style-name="Default" office:value-type="string">
            <text:p>2N. sister chromatids. Productor after first meiosis I </text:p>
          </table:table-cell>
        </table:table-row>
        <table:table-row table:style-name="ro5">
          <table:table-cell office:value-type="string">
            <text:p>androgens </text:p>
          </table:table-cell>
          <table:table-cell office:value-type="string">
            <text:p>Testosterone, dihydrotestosterone (DHT), androstenedione.</text:p>
          </table:table-cell>
        </table:table-row>
        <table:table-row table:style-name="ro5">
          <table:table-cell office:value-type="string">
            <text:p>source of androgen </text:p>
          </table:table-cell>
          <table:table-cell office:value-type="string">
            <text:p>DHT and testosterone (testis), androstenedione (adrenal)</text:p>
          </table:table-cell>
        </table:table-row>
        <table:table-row table:style-name="ro5">
          <table:table-cell office:value-type="string">
            <text:p>potency </text:p>
          </table:table-cell>
          <table:table-cell office:value-type="string">
            <text:p>Potency––DHT &gt; testosterone &gt; androstenedione.</text:p>
          </table:table-cell>
        </table:table-row>
        <table:table-row table:style-name="ro6">
          <table:table-cell table:style-name="ce5" office:value-type="string">
            <text:p>Testosterone</text:p>
          </table:table-cell>
          <table:table-cell table:style-name="ce7" office:value-type="string">
            <text:p><text:span text:style-name="T4">converted to DHT by the enzyme 5</text:span><text:span text:style-name="T5">α</text:span><text:span text:style-name="T4">- reductase, which is inhibited by finasteride.</text:span></text:p>
          </table:table-cell>
        </table:table-row>
        <table:table-row table:style-name="ro5">
          <table:table-cell table:style-name="ce5" office:value-type="string">
            <text:p>estosterone and androstenedione are converted to estrogen</text:p>
          </table:table-cell>
          <table:table-cell office:value-type="string">
            <text:p>n adipose tissue and Sertoli cells by enzyme aromatase.</text:p>
          </table:table-cell>
        </table:table-row>
        <table:table-row table:style-name="ro5">
          <table:table-cell office:value-type="string">
            <text:p>function of testosteron </text:p>
          </table:table-cell>
          <table:table-cell table:style-name="Default" office:value-type="string">
            <text:p>1. differentiation of epididymis, vas deferens, seminal vesicles, 2. Growth spurt: penis, seminal vesicles, sperm, muscle, RBCs, 3. deepening of voice, 4. closing of epiphyseal plates ( via estrogen converted from testosterone) 5. lipido. </text:p>
          </table:table-cell>
        </table:table-row>
        <table:table-row table:style-name="ro5">
          <table:table-cell office:value-type="string">
            <text:p>DHT </text:p>
          </table:table-cell>
          <table:table-cell table:style-name="Default" office:value-type="string">
            <text:p>early= differentiation of penis, scrotum, prostate. </text:p>
          </table:table-cell>
        </table:table-row>
        <table:table-row table:style-name="ro5">
          <table:table-cell/>
          <table:table-cell table:style-name="Default" office:value-type="string">
            <text:p>late= prostate growth, balding, sebaceous gland activity. </text:p>
          </table:table-cell>
        </table:table-row>
        <table:table-row table:style-name="ro5">
          <table:table-cell office:value-type="string">
            <text:p>exogenous testosterone</text:p>
          </table:table-cell>
          <table:table-cell table:style-name="Default" office:value-type="string">
            <text:p>inhibition of HPG axis, = decrease intratesticular testosterone= decrease testicular size = azoospermia </text:p>
          </table:table-cell>
        </table:table-row>
        <table:table-row table:style-name="ro6">
          <table:table-cell table:style-name="ce4" office:value-type="string">
            <text:p>Estrogen</text:p>
          </table:table-cell>
          <table:table-cell table:style-name="ce7" office:value-type="string">
            <text:p><text:span text:style-name="T4">Potency––estradiol </text:span><text:span text:style-name="T5">&gt; </text:span><text:span text:style-name="T4">estrone </text:span><text:span text:style-name="T5">&gt; </text:span><text:span text:style-name="T4">estriol.</text:span></text:p>
          </table:table-cell>
        </table:table-row>
        <table:table-row table:style-name="ro6">
          <table:table-cell/>
          <table:table-cell table:style-name="ce7" office:value-type="string">
            <text:p><text:span text:style-name="T4">Pregnancy: 50-fold </text:span><text:span text:style-name="T5">↑ </text:span><text:span text:style-name="T4">in estradiol and</text:span></text:p>
          </table:table-cell>
        </table:table-row>
        <table:table-row table:style-name="ro6">
          <table:table-cell/>
          <table:table-cell table:style-name="ce7" office:value-type="string">
            <text:p><text:span text:style-name="T4">estrone 1000-fold </text:span><text:span text:style-name="T5">↑ </text:span><text:span text:style-name="T4">in estriol</text:span></text:p>
          </table:table-cell>
        </table:table-row>
        <table:table-row table:style-name="ro5">
          <table:table-cell/>
          <table:table-cell office:value-type="string">
            <text:p>(indicator of fetal well- being)</text:p>
          </table:table-cell>
        </table:table-row>
        <table:table-row table:style-name="ro5">
          <table:table-cell office:value-type="string">
            <text:p>estrogen receptors </text:p>
          </table:table-cell>
          <table:table-cell table:style-name="Default" office:value-type="string">
            <text:p>expressed in the nuclei of cells. </text:p>
          </table:table-cell>
        </table:table-row>
        <table:table-row table:style-name="ro5">
          <table:table-cell office:value-type="string">
            <text:p>function of estrogen </text:p>
          </table:table-cell>
          <table:table-cell table:style-name="Default" office:value-type="string">
            <text:p>1. development of genitalia and breast, femal fat distribution</text:p>
          </table:table-cell>
        </table:table-row>
        <table:table-row table:style-name="ro5">
          <table:table-cell/>
          <table:table-cell table:style-name="Default" office:value-type="string">
            <text:p>2. growth of follicle, endometrial proliferation, increase myometrial excitability </text:p>
          </table:table-cell>
        </table:table-row>
        <table:table-row table:style-name="ro5">
          <table:table-cell/>
          <table:table-cell table:style-name="Default" office:value-type="string">
            <text:p>3. upregulation of estrogen, LH and progesterone receptors, feedback inhibition of FSH and LH surge. Stimulation of prolactin secretion ( but blocks its actions at breast) </text:p>
          </table:table-cell>
        </table:table-row>
        <table:table-row table:style-name="ro5">
          <table:table-cell/>
          <table:table-cell table:style-name="Default" office:value-type="string">
            <text:p>4. increase <text:s/>transport of protein, SHBG, increase HDL and decrease LDL </text:p>
          </table:table-cell>
        </table:table-row>
        <table:table-row table:style-name="ro6">
          <table:table-cell office:value-type="string">
            <text:p>progesterone <text:span text:style-name="T4">Source</text:span></text:p>
          </table:table-cell>
          <table:table-cell office:value-type="string">
            <text:p>Corpus luteum, placenta, adrenal cortex, testes.</text:p>
          </table:table-cell>
        </table:table-row>
        <table:table-row table:style-name="ro5">
          <table:table-cell office:value-type="string">
            <text:p>function of progesteron </text:p>
          </table:table-cell>
          <table:table-cell office:value-type="string">
            <text:p>1. Stimulation of endometrial glandular secretions</text:p>
          </table:table-cell>
        </table:table-row>
        <table:table-row table:style-name="ro6">
          <table:table-cell/>
          <table:table-cell table:style-name="ce7" office:value-type="string">
            <text:p><text:span text:style-name="T4">and spiral artery development 2. Maintenance of pregnancy 3. </text:span><text:span text:style-name="T5">↓ </text:span><text:span text:style-name="T4">myometrial excitability 4. Production of thick cervical mucus, which</text:span></text:p>
          </table:table-cell>
        </table:table-row>
        <table:table-row table:style-name="ro6">
          <table:table-cell/>
          <table:table-cell table:style-name="ce7" office:value-type="string">
            <text:p><text:span text:style-name="T4">inhibits sperm entry into the uterus 5. </text:span><text:span text:style-name="T5">↑ </text:span><text:span text:style-name="T4">body temperature 6. Inhibition of gonadotropins (LH, FSH) 7. Uterine smooth muscle relaxation (preventing</text:span></text:p>
          </table:table-cell>
        </table:table-row>
        <table:table-row table:style-name="ro5">
          <table:table-cell/>
          <table:table-cell office:value-type="string">
            <text:p>Contractions) 8. decrease estrogen receptor expressivity </text:p>
          </table:table-cell>
        </table:table-row>
        <table:table-row table:style-name="ro5">
          <table:table-cell office:value-type="string">
            <text:p>elevation of progesteron </text:p>
          </table:table-cell>
          <table:table-cell table:style-name="Default" office:value-type="string">
            <text:p>indicative of ovulation </text:p>
          </table:table-cell>
        </table:table-row>
        <table:table-row table:style-name="ro5">
          <table:table-cell table:style-name="ce6" office:value-type="string">
            <text:p>Proliferative phase</text:p>
          </table:table-cell>
          <table:table-cell table:style-name="ce6" office:value-type="string">
            <text:p>(follicular</text:p>
          </table:table-cell>
        </table:table-row>
        <table:table-row table:style-name="ro5">
          <table:table-cell/>
          <table:table-cell table:style-name="Default" office:value-type="string">
            <text:p>vary in length, glands staight, nonedematous stroma, compact. </text:p>
          </table:table-cell>
        </table:table-row>
        <table:table-row table:style-name="ro5">
          <table:table-cell/>
          <table:table-cell table:style-name="Default" office:value-type="string">
            <text:p>follicular growth is fastest during 2th week of proliferative phase</text:p>
          </table:table-cell>
        </table:table-row>
        <table:table-row table:style-name="ro5">
          <table:table-cell/>
          <table:table-cell table:style-name="Default" office:value-type="string">
            <text:p>estrogen stimulates endometrial proliferation= slowly increase to peak </text:p>
          </table:table-cell>
        </table:table-row>
        <table:table-row table:style-name="ro5">
          <table:table-cell/>
          <table:table-cell table:style-name="Default" office:value-type="string">
            <text:p>FSH, LH slowly increase to peak ( before 14 th days) </text:p>
          </table:table-cell>
        </table:table-row>
        <table:table-row table:style-name="ro5">
          <table:table-cell office:value-type="string">
            <text:p>secretry phase </text:p>
          </table:table-cell>
          <table:table-cell table:style-name="Default" office:value-type="string">
            <text:p>mucous edematous stroma, torturous spiral arterial</text:p>
          </table:table-cell>
        </table:table-row>
        <table:table-row table:style-name="ro5">
          <table:table-cell/>
          <table:table-cell table:style-name="Default" office:value-type="string">
            <text:p>progesteron maintain endometrium to support implantation </text:p>
          </table:table-cell>
        </table:table-row>
        <table:table-row table:style-name="ro5">
          <table:table-cell/>
          <table:table-cell table:style-name="Default" office:value-type="string">
            <text:p>decrease progesteron = decrease fertility. Increase progesterone and another peak of estrogen </text:p>
          </table:table-cell>
        </table:table-row>
        <table:table-row table:style-name="ro5">
          <table:table-cell/>
          <table:table-cell table:style-name="Default" office:value-type="string">
            <text:p>secretarary phase is luteal phase= usually constant 14 days. </text:p>
          </table:table-cell>
        </table:table-row>
        <table:table-row table:style-name="ro5">
          <table:table-cell/>
          <table:table-cell table:style-name="Default" office:value-type="string">
            <text:p>Ovulation + 14 days = menstruation</text:p>
          </table:table-cell>
        </table:table-row>
        <table:table-row table:style-name="ro5">
          <table:table-cell office:value-type="string">
            <text:p>metrorrhagia </text:p>
          </table:table-cell>
          <table:table-cell table:style-name="Default" office:value-type="string">
            <text:p>frequent but irregular menstruation </text:p>
          </table:table-cell>
        </table:table-row>
        <table:table-row table:style-name="ro5">
          <table:table-cell office:value-type="string">
            <text:p>menometrorrhagia </text:p>
          </table:table-cell>
          <table:table-cell table:style-name="Default" office:value-type="string">
            <text:p>heavy menstruation </text:p>
          </table:table-cell>
        </table:table-row>
        <table:table-row table:style-name="ro5">
          <table:table-cell office:value-type="string">
            <text:p>ovulation </text:p>
          </table:table-cell>
          <table:table-cell table:style-name="ce10" office:value-type="string">
            <text:p>Estrogen</text:p>
          </table:table-cell>
        </table:table-row>
        <table:table-row table:style-name="ro5">
          <table:table-cell/>
          <table:table-cell table:style-name="ce11" office:value-type="string">
            <text:p>↓</text:p>
          </table:table-cell>
        </table:table-row>
        <table:table-row table:style-name="ro5">
          <table:table-cell/>
          <table:table-cell table:style-name="ce10" office:value-type="string">
            <text:p>LH</text:p>
          </table:table-cell>
        </table:table-row>
        <table:table-row table:style-name="ro5">
          <table:table-cell/>
          <table:table-cell table:style-name="ce11" office:value-type="string">
            <text:p>↓</text:p>
          </table:table-cell>
        </table:table-row>
        <table:table-row table:style-name="ro5">
          <table:table-cell/>
          <table:table-cell table:style-name="ce10" office:value-type="string">
            <text:p>Ovulate</text:p>
          </table:table-cell>
        </table:table-row>
        <table:table-row table:style-name="ro5">
          <table:table-cell/>
          <table:table-cell table:style-name="ce11" office:value-type="string">
            <text:p>↓</text:p>
          </table:table-cell>
        </table:table-row>
        <table:table-row table:style-name="ro5">
          <table:table-cell/>
          <table:table-cell table:style-name="ce10" office:value-type="string">
            <text:p>Progesterone (from corpus luteum)</text:p>
          </table:table-cell>
        </table:table-row>
        <table:table-row table:style-name="ro5">
          <table:table-cell/>
          <table:table-cell table:style-name="ce11" office:value-type="string">
            <text:p>↓</text:p>
          </table:table-cell>
        </table:table-row>
        <table:table-row table:style-name="ro5">
          <table:table-cell/>
          <table:table-cell table:style-name="ce10" office:value-type="string">
            <text:p>Menstruation ( via apoptosis of endometrial cells ) </text:p>
          </table:table-cell>
        </table:table-row>
        <table:table-row table:style-name="ro5">
          <table:table-cell table:style-name="ce5" office:value-type="string">
            <text:p>Mittelschmerz</text:p>
          </table:table-cell>
          <table:table-cell office:value-type="string">
            <text:p>blood from ruptured follicle causes peritoneal irritation that can mimic appendicitis.</text:p>
          </table:table-cell>
        </table:table-row>
        <table:table-row table:style-name="ro6">
          <table:table-cell table:style-name="ce4" office:value-type="string">
            <text:p>Ovulation</text:p>
          </table:table-cell>
          <table:table-cell table:style-name="ce7" office:value-type="string">
            <text:p><text:span text:style-name="T4">Estrogen surge day before ovulation. Stimulates LH, inhibits FSH. LH surge causes ovulation (rupture of follicle). </text:span><text:span text:style-name="T5">↑ </text:span><text:span text:style-name="T4">temperature (progesterone induced). Ferning of cervical mucosa. Oral contraceptives prevent estrogen surge, LH</text:span></text:p>
          </table:table-cell>
        </table:table-row>
        <table:table-row table:style-name="ro6">
          <table:table-cell/>
          <table:table-cell table:style-name="ce7" office:value-type="string">
            <text:p><text:span text:style-name="T4">surge </text:span><text:span text:style-name="T5">→ </text:span><text:span text:style-name="T4">ovulation does not occur.</text:span></text:p>
          </table:table-cell>
        </table:table-row>
        <table:table-row table:style-name="ro5">
          <table:table-cell table:style-name="ce4" office:value-type="string">
            <text:p>Meiosis and ovulation</text:p>
          </table:table-cell>
          <table:table-cell office:value-type="string">
            <text:p>1° oocytes begin meiosis I during fetal life and complete meiosis I just prior to ovulation.</text:p>
          </table:table-cell>
        </table:table-row>
        <table:table-row table:style-name="ro5">
          <table:table-cell/>
          <table:table-cell office:value-type="string">
            <text:p>4 N = Meiosis I is arrested in prOphase for years until Ovulation (1° oocytes).</text:p>
          </table:table-cell>
        </table:table-row>
        <table:table-row table:style-name="ro5">
          <table:table-cell/>
          <table:table-cell office:value-type="string">
            <text:p>2N= Meiosis II is arrested in METaphase until fertilization (2° oocytes).</text:p>
          </table:table-cell>
        </table:table-row>
        <table:table-row table:style-name="ro5">
          <table:table-cell table:style-name="ce5" office:value-type="string">
            <text:p>Fertilization most commonly occurs</text:p>
          </table:table-cell>
          <table:table-cell office:value-type="string">
            <text:p>in upper end of oviduct ( fallopian tube ) The ampulla . </text:p>
          </table:table-cell>
        </table:table-row>
        <table:table-row table:style-name="ro5">
          <table:table-cell/>
          <table:table-cell office:value-type="string">
            <text:p>Occurs within 1 day after ovulation.</text:p>
          </table:table-cell>
        </table:table-row>
        <table:table-row table:style-name="ro5">
          <table:table-cell table:style-name="ce5" office:value-type="string">
            <text:p>Implantation </text:p>
          </table:table-cell>
          <table:table-cell office:value-type="string">
            <text:p>occurs 6 days after fertilization.</text:p>
          </table:table-cell>
        </table:table-row>
        <table:table-row table:style-name="ro5">
          <table:table-cell/>
          <table:table-cell table:style-name="Default" office:value-type="string">
            <text:p>within the wall of the uterus </text:p>
          </table:table-cell>
        </table:table-row>
        <table:table-row table:style-name="ro6">
          <table:table-cell table:style-name="ce7" office:value-type="string">
            <text:p><text:span text:style-name="T4">Trophoblasts secrete </text:span><text:span text:style-name="T5">β</text:span><text:span text:style-name="T4">-hCG,</text:span></text:p>
          </table:table-cell>
          <table:table-cell office:value-type="string">
            <text:p>detectable in blood 1 week after conception and on home test in urine 2 weeks after conception.</text:p>
          </table:table-cell>
        </table:table-row>
        <table:table-row table:style-name="ro5">
          <table:table-cell table:style-name="ce5" office:value-type="string">
            <text:p>Lactation</text:p>
          </table:table-cell>
          <table:table-cell office:value-type="string">
            <text:p>during pregnancy, estrogen inhibits prolactin and inhibits lactation. After</text:p>
          </table:table-cell>
        </table:table-row>
        <table:table-row table:style-name="ro7">
          <table:table-cell/>
          <table:table-cell table:style-name="ce8" office:value-type="string">
            <text:p><text:span text:style-name="T4">labor, the </text:span><text:span text:style-name="T3">↓ </text:span><text:span text:style-name="T4">in maternal estrogen induces lactation. Suckling is required to maintain milk production, since </text:span><text:span text:style-name="T3">↑ </text:span><text:span text:style-name="T4">nerve stimulation </text:span><text:span text:style-name="T3">↑ </text:span><text:span text:style-name="T4">oxytocin.</text:span></text:p>
          </table:table-cell>
        </table:table-row>
        <table:table-row table:style-name="ro7">
          <table:table-cell office:value-type="string">
            <text:p>hormone in pregnancy </text:p>
          </table:table-cell>
          <table:table-cell table:style-name="ce8" office:value-type="string">
            <text:p><text:span text:style-name="T3">↑ </text:span><text:span text:style-name="T4">estrogen, progesterone, oxytocin, and prolactin at term (hCG peak is in 1st trimester).</text:span></text:p>
          </table:table-cell>
        </table:table-row>
        <table:table-row table:style-name="ro5">
          <table:table-cell office:value-type="string">
            <text:p>prolactin </text:p>
          </table:table-cell>
          <table:table-cell table:style-name="Default" office:value-type="string">
            <text:p>induces and maintains lactation and decrease reproductive function </text:p>
          </table:table-cell>
        </table:table-row>
        <table:table-row table:style-name="ro5">
          <table:table-cell office:value-type="string">
            <text:p>oxytocin </text:p>
          </table:table-cell>
          <table:table-cell table:style-name="Default" office:value-type="string">
            <text:p>appears to help with milk letdown and may be involved with uterine contractions ( functions not yet entire known) </text:p>
          </table:table-cell>
        </table:table-row>
        <table:table-row table:style-name="ro5">
          <table:table-cell table:style-name="ce4" office:value-type="string">
            <text:p>hCG</text:p>
          </table:table-cell>
          <table:table-cell office:value-type="string">
            <text:p>Syncytiotrophoblast of placenta.</text:p>
          </table:table-cell>
        </table:table-row>
        <table:table-row table:style-name="ro5">
          <table:table-cell/>
          <table:table-cell office:value-type="string">
            <text:p>Maintains the corpus luteum (and thus progesterone) for the 1st trimester by acting</text:p>
          </table:table-cell>
        </table:table-row>
        <table:table-row table:style-name="ro5">
          <table:table-cell/>
          <table:table-cell office:value-type="string">
            <text:p>like LH (otherwise no luteal cell stimulation, and abortion results). In the 2nd and 3rd trimester, the placenta synthesizes its own estriol and progesterone and the corpus luteum degenerates.</text:p>
          </table:table-cell>
        </table:table-row>
        <table:table-row table:style-name="ro5">
          <table:table-cell table:style-name="ce4" office:value-type="string">
            <text:p>Menopause</text:p>
          </table:table-cell>
          <table:table-cell office:value-type="string">
            <text:p>essation of estrogen production with age-linked decline in number of ovarian follicles. Average age of onset is 51 years (earlier in smokers).</text:p>
          </table:table-cell>
        </table:table-row>
        <table:table-row table:style-name="ro5">
          <table:table-cell office:value-type="string">
            <text:p>source of estrogen after menopause </text:p>
          </table:table-cell>
          <table:table-cell table:style-name="Default" office:value-type="string">
            <text:p>peripheral conversion of androgens. </text:p>
          </table:table-cell>
        </table:table-row>
        <table:table-row table:style-name="ro6">
          <table:table-cell table:style-name="ce5" office:value-type="string">
            <text:p>Hormonal changes on menopause </text:p>
          </table:table-cell>
          <table:table-cell table:style-name="ce7" office:value-type="string">
            <text:p><text:span text:style-name="T5">↓ </text:span><text:span text:style-name="T4">estrogen, </text:span><text:span text:style-name="T5">↑↑ </text:span><text:span text:style-name="T4">FSH, </text:span><text:span text:style-name="T5">↑ </text:span><text:span text:style-name="T4">LH (no surge), </text:span><text:span text:style-name="T5">↑ </text:span><text:span text:style-name="T4">GnRH.</text:span></text:p>
          </table:table-cell>
        </table:table-row>
        <table:table-row table:style-name="ro6">
          <table:table-cell/>
          <table:table-cell table:style-name="ce12" office:value-type="string">
            <text:p><text:span text:style-name="T5">↑↑ </text:span><text:span text:style-name="T4">FSH as confirmatory test. </text:span></text:p>
          </table:table-cell>
        </table:table-row>
        <table:table-row table:style-name="ro5">
          <table:table-cell table:style-name="ce5" office:value-type="string">
            <text:p>Menopause causes HAVOC:</text:p>
          </table:table-cell>
          <table:table-cell office:value-type="string">
            <text:p>Hot flashes, Atrophy of the Vagina, Osteoporosis, Coronary artery disease.</text:p>
          </table:table-cell>
        </table:table-row>
        <table:table-row table:style-name="ro5">
          <table:table-cell/>
          <table:table-cell office:value-type="string">
            <text:p>Early menopause can indicate premature ovarian failure.</text:p>
          </table:table-cell>
        </table:table-row>
        <table:table-row table:style-name="ro5">
          <table:table-cell table:style-name="ce5" office:value-type="string">
            <text:p>Hypospadias</text:p>
          </table:table-cell>
          <table:table-cell office:value-type="string">
            <text:p>abnormal opening of penile urethra on inferior (ventral) side of penis due to failure of urethral folds to close.</text:p>
          </table:table-cell>
        </table:table-row>
        <table:table-row table:style-name="ro5">
          <table:table-cell/>
          <table:table-cell office:value-type="string">
            <text:p>Hypo is below.</text:p>
          </table:table-cell>
        </table:table-row>
        <table:table-row table:style-name="ro5">
          <table:table-cell table:style-name="ce5" office:value-type="string">
            <text:p>Epispadias–</text:p>
          </table:table-cell>
          <table:table-cell office:value-type="string">
            <text:p>abnormal opening of penile urethra on superior (dorsal) side of penis due to faulty positioning of genital tubercle.</text:p>
          </table:table-cell>
        </table:table-row>
        <table:table-row table:style-name="ro5">
          <table:table-cell/>
          <table:table-cell office:value-type="string">
            <text:p>When you have Epispadias, you</text:p>
          </table:table-cell>
        </table:table-row>
        <table:table-row table:style-name="ro5">
          <table:table-cell/>
          <table:table-cell office:value-type="string">
            <text:p>hit your Eye when you pEE.</text:p>
          </table:table-cell>
        </table:table-row>
        <table:table-row table:style-name="ro5">
          <table:table-cell table:style-name="ce5" office:value-type="string">
            <text:p>Klinefelter’s syndrome</text:p>
          </table:table-cell>
          <table:table-cell office:value-type="string">
            <text:p>[male] (XXY),</text:p>
          </table:table-cell>
        </table:table-row>
        <table:table-row table:style-name="ro5">
          <table:table-cell/>
          <table:table-cell table:style-name="ce13" office:value-type="string">
            <text:p>Testicular atrophy, eunuchoid body shape, tall, long extremities, gynecomastia, female hair distribution. Presence of inactivated X chromosome (Barr body). Common cause of hypogonadism seen in infertility workup.</text:p>
          </table:table-cell>
        </table:table-row>
        <table:table-row table:style-name="ro6">
          <table:table-cell/>
          <table:table-cell table:style-name="ce7" office:value-type="string">
            <text:p><text:span text:style-name="T4">ysgenesis of seminiferous tubules </text:span><text:span text:style-name="T5">→ ↓ </text:span><text:span text:style-name="T4">inhibin </text:span><text:span text:style-name="T5">→ ↑ </text:span><text:span text:style-name="T4">FSH.</text:span></text:p>
          </table:table-cell>
        </table:table-row>
        <table:table-row table:style-name="ro6">
          <table:table-cell/>
          <table:table-cell table:style-name="ce7" office:value-type="string">
            <text:p><text:span text:style-name="T4">Abnormal Leydig cell function </text:span><text:span text:style-name="T5">→ ↓ </text:span><text:span text:style-name="T4">testosterone </text:span><text:span text:style-name="T5">→ ↑ </text:span><text:span text:style-name="T4">LH </text:span><text:span text:style-name="T5">→ ↑ </text:span><text:span text:style-name="T4">estrogen.</text:span></text:p>
          </table:table-cell>
        </table:table-row>
        <table:table-row table:style-name="ro5">
          <table:table-cell table:style-name="ce5" office:value-type="string">
            <text:p>Turner’s syndrome</text:p>
          </table:table-cell>
          <table:table-cell office:value-type="string">
            <text:p>[female] (XO)</text:p>
          </table:table-cell>
        </table:table-row>
        <table:table-row table:style-name="ro5">
          <table:table-cell/>
          <table:table-cell office:value-type="string">
            <text:p>Short stature, ovarian dysgenesis (streak ovary), webbing of neck, preductal coarctation of the aorta, most common cause of 1° amenorrhea. No Barr body</text:p>
          </table:table-cell>
        </table:table-row>
        <table:table-row table:style-name="ro7">
          <table:table-cell/>
          <table:table-cell table:style-name="ce8" office:value-type="string">
            <text:p><text:span text:style-name="T3">↓ </text:span><text:span text:style-name="T4">estrogen leads to </text:span><text:span text:style-name="T3">↑ </text:span><text:span text:style-name="T4">LH and FSH.</text:span></text:p>
          </table:table-cell>
        </table:table-row>
        <table:table-row table:style-name="ro5">
          <table:table-cell table:style-name="ce5" office:value-type="string">
            <text:p>Double Y males</text:p>
          </table:table-cell>
          <table:table-cell office:value-type="string">
            <text:p>henotypically normal, very tall, severe acne, antisocial behavior (seen in 1–2% of XYY males). Normal fertility.</text:p>
          </table:table-cell>
        </table:table-row>
        <table:table-row table:style-name="ro5">
          <table:table-cell table:style-name="ce5" office:value-type="string">
            <text:p>Female pseudo- hermaphrodite</text:p>
          </table:table-cell>
          <table:table-cell office:value-type="string">
            <text:p>Ovaries present, but external genitalia are virilized or ambiguous. Due to excessive and inappropriate exposure to androgenic steroids during early gestation (i.e., congenital adrenal hyperplasia or exogenous administration of androgens during pregnancy).</text:p>
          </table:table-cell>
        </table:table-row>
        <table:table-row table:style-name="ro5">
          <table:table-cell table:style-name="ce5" office:value-type="string">
            <text:p>Male pseudo- hermaphrodite</text:p>
          </table:table-cell>
          <table:table-cell office:value-type="string">
            <text:p>Testes present, but external genitalia are female or ambiguous. Most common form is androgen insensitivity syndrome (testicular feminization).</text:p>
          </table:table-cell>
        </table:table-row>
        <table:table-row table:style-name="ro5">
          <table:table-cell table:style-name="ce4" office:value-type="string">
            <text:p>True hermaphrodite</text:p>
          </table:table-cell>
          <table:table-cell table:style-name="ce4" office:value-type="string">
            <text:p>46,XX or 47,XXY)</text:p>
          </table:table-cell>
        </table:table-row>
        <table:table-row table:style-name="ro5">
          <table:table-cell/>
          <table:table-cell office:value-type="string">
            <text:p>Both ovary and testicular tissue present; ambiguous genitalia. Very rare.</text:p>
          </table:table-cell>
        </table:table-row>
        <table:table-row table:style-name="ro5">
          <table:table-cell table:style-name="ce4" office:value-type="string">
            <text:p>Androgen insensitivity syndrome </text:p>
          </table:table-cell>
          <table:table-cell table:style-name="ce4" office:value-type="string">
            <text:p>46,XY)</text:p>
          </table:table-cell>
        </table:table-row>
        <table:table-row table:style-name="ro5">
          <table:table-cell/>
          <table:table-cell office:value-type="string">
            <text:p>Defect in androgen receptor resulting in normal-appearing female; female external genitalia with rudimentary vagina; uterus and uterine tubes generally absent; develops testes (often found in labia majora; surgically removed to prevent malignancy). Levels of testosterone, estrogen, and LH are all high.</text:p>
          </table:table-cell>
        </table:table-row>
        <table:table-row table:style-name="ro6">
          <table:table-cell table:style-name="ce8" office:value-type="string">
            <text:p><text:span text:style-name="T6">5</text:span><text:span text:style-name="T5">α</text:span><text:span text:style-name="T6">-reductase deficiency</text:span></text:p>
          </table:table-cell>
          <table:table-cell table:style-name="ce7" office:value-type="string">
            <text:p><text:span text:style-name="T4">Unable to convert testosterone to DHT. Ambiguous genitalia until puberty, when </text:span><text:span text:style-name="T5">↑ </text:span><text:span text:style-name="T4">testosterone causes masculinization of genitalia. Testosterone/estrogen levels are normal; LH is normal or </text:span><text:span text:style-name="T5">↑</text:span><text:span text:style-name="T4">. “Penis at 12” (when testosterone production begins at puberty, it stimulates growth of external male genitalia).</text:span></text:p>
          </table:table-cell>
        </table:table-row>
        <table:table-row table:style-name="ro5">
          <table:table-cell/>
          <table:table-cell office:value-type="string">
            <text:p>cystic swelling of chorionic villi and proliferation of chorionic epithelium (trophoblast).</text:p>
          </table:table-cell>
        </table:table-row>
        <table:table-row table:style-name="ro5">
          <table:table-cell/>
          <table:table-cell office:value-type="string">
            <text:p>Treat with dilatation and curettage and methotrexate.</text:p>
          </table:table-cell>
        </table:table-row>
        <table:table-row table:style-name="ro5">
          <table:table-cell/>
          <table:table-cell table:style-name="Default" office:value-type="string">
            <text:p>complete mole = 46 XX ( 46 XY). Partial mole ( 69XXY) = 2 sperms + 1 egg</text:p>
          </table:table-cell>
        </table:table-row>
        <table:table-row table:style-name="ro8">
          <table:table-cell office:value-type="string">
            <text:p>common causes of recurrent miscarriage </text:p>
          </table:table-cell>
          <table:table-cell table:style-name="Default" office:value-type="string">
            <text:p>1<text:span text:style-name="T7">st</text:span> week= low progesteron ( no response to B-hCG) </text:p>
          </table:table-cell>
        </table:table-row>
        <table:table-row table:style-name="ro8">
          <table:table-cell/>
          <table:table-cell table:style-name="Default" office:value-type="string">
            <text:p>1<text:span text:style-name="T7">st</text:span> trimester= chromosomal abnormalities ( robertsonian translocation) </text:p>
          </table:table-cell>
        </table:table-row>
        <table:table-row table:style-name="ro8">
          <table:table-cell/>
          <table:table-cell table:style-name="Default" office:value-type="string">
            <text:p>2<text:span text:style-name="T7">nd</text:span> trimester= bicornuate uterus ( imcomplete fusion of paramesonephric ducts) </text:p>
          </table:table-cell>
        </table:table-row>
        <table:table-row table:style-name="ro5">
          <table:table-cell table:style-name="ce4" office:value-type="string">
            <text:p>Bicornuate uterus</text:p>
          </table:table-cell>
          <table:table-cell office:value-type="string">
            <text:p>Results from incomplete fusion of the paramesonephric ducts. Associated with urinary tract abnormalities and infertility.</text:p>
          </table:table-cell>
        </table:table-row>
        <table:table-row table:style-name="ro6">
          <table:table-cell table:style-name="ce5" office:value-type="string">
            <text:p>Preeclampsia</text:p>
          </table:table-cell>
          <table:table-cell table:style-name="ce7" office:value-type="string">
            <text:p><text:span text:style-name="T4">the triad of hypertension, proteinuria, and edema; eclampsia is the addition of seizures to the triad. Affects 7% of pregnant women from 20 weeks’ gestation to 6 weeks postpartum (before 20 weeks suggests molar pregnancy). </text:span><text:span text:style-name="T5">↑ </text:span><text:span text:style-name="T4">incidence in patients with preexisting hypertension, diabetes, chronic renal disease, and autoimmune disorders. Etiology involves placental ischemia (lack of trophoblastic invasion of spiral arteries in myometrium). Can be associated with HELLP syndrome (Hemolysis, Elevated LFTs, Low Platelets). Mortality due to cerebral hemorrhage and ARDS.</text:span></text:p>
          </table:table-cell>
        </table:table-row>
        <table:table-row table:style-name="ro5">
          <table:table-cell table:style-name="ce5" office:value-type="string">
            <text:p>Treatment of preeclampsia</text:p>
          </table:table-cell>
          <table:table-cell office:value-type="string">
            <text:p>Delivery of fetus as soon as viable. Otherwise bed rest, salt restriction, and monitoring and treatment of hypertension. For eclampsia, a medical emergency, IV magnesium sulfate and diazepam.</text:p>
          </table:table-cell>
        </table:table-row>
        <table:table-row table:style-name="ro6">
          <table:table-cell table:style-name="ce5" office:value-type="string">
            <text:p>Abruptio placentae</text:p>
          </table:table-cell>
          <table:table-cell table:style-name="ce7" office:value-type="string">
            <text:p><text:span text:style-name="T4">premature detachment of placenta from implantation site. Painful uterine bleeding (usually during 3rd trimester). Fetal death. May be associated with DIC. </text:span><text:span text:style-name="T5">↑ </text:span><text:span text:style-name="T4">risk with smoking, hypertension, cocaine use.</text:span></text:p>
          </table:table-cell>
        </table:table-row>
        <table:table-row table:style-name="ro8">
          <table:table-cell/>
          <table:table-cell table:style-name="Default" office:value-type="string">
            <text:p>painful bleeding in 3<text:span text:style-name="T7">rd</text:span> trimester. Abrupt detachment /death</text:p>
          </table:table-cell>
        </table:table-row>
        <table:table-row table:style-name="ro5">
          <table:table-cell table:style-name="ce5" office:value-type="string">
            <text:p>Placenta accreta–</text:p>
          </table:table-cell>
          <table:table-cell office:value-type="string">
            <text:p>defective decidual layer allows placenta to attach directly to myometrium. Predisposed by prior C-section or inflammation. May have massive hemorrhage after delivery.</text:p>
          </table:table-cell>
        </table:table-row>
        <table:table-row table:style-name="ro5">
          <table:table-cell/>
          <table:table-cell table:style-name="Default" office:value-type="string">
            <text:p>massive bleeding after delivery. ACCreta= encased in= encased in myometrium </text:p>
          </table:table-cell>
        </table:table-row>
        <table:table-row table:style-name="ro5">
          <table:table-cell table:style-name="ce5" office:value-type="string">
            <text:p>Placenta previa</text:p>
          </table:table-cell>
          <table:table-cell office:value-type="string">
            <text:p>attachment of placenta to lower uterine segment. May occlude internal os. Painless bleeding in any trimester. Prior C-section predisposes.</text:p>
          </table:table-cell>
        </table:table-row>
        <table:table-row table:style-name="ro6">
          <table:table-cell table:style-name="ce5" office:value-type="string">
            <text:p>Ectopic pregnancy</text:p>
          </table:table-cell>
          <table:table-cell table:style-name="ce7" office:value-type="string">
            <text:p><text:span text:style-name="T4">most often in fallopian tubes, predisposed by salpingitis (PID). Suspect with </text:span><text:span text:style-name="T5">↑ </text:span><text:span text:style-name="T4">hCG and sudden lower abdominal pain; confirm with ultrasound. Often clinically mistaken for appendicitis.</text:span></text:p>
          </table:table-cell>
        </table:table-row>
        <table:table-row table:style-name="ro5">
          <table:table-cell/>
          <table:table-cell table:style-name="Default" office:value-type="string">
            <text:p>risk factors: history of infertility, salpingitis( PID), ruptured appendix, prior tubal surgery </text:p>
          </table:table-cell>
        </table:table-row>
        <table:table-row table:style-name="ro5">
          <table:table-cell office:value-type="string">
            <text:p>retained placental tissue </text:p>
          </table:table-cell>
          <table:table-cell table:style-name="Default" office:value-type="string">
            <text:p>may cause postpartum hemorrhage.</text:p>
          </table:table-cell>
        </table:table-row>
        <table:table-row table:style-name="ro6">
          <table:table-cell table:style-name="ce5" office:value-type="string">
            <text:p>Polyhydramnios</text:p>
          </table:table-cell>
          <table:table-cell table:style-name="ce7" office:value-type="string">
            <text:p><text:span text:style-name="T5">&gt; </text:span><text:span text:style-name="T4">1.5–2 L of amniotic fluid; associated with esophageal/duodenal atresia, causing inability to swallow amniotic fluid, and with anencephaly.</text:span></text:p>
          </table:table-cell>
        </table:table-row>
        <table:table-row table:style-name="ro6">
          <table:table-cell table:style-name="ce5" office:value-type="string">
            <text:p>Oligohydramnio</text:p>
          </table:table-cell>
          <table:table-cell table:style-name="ce7" office:value-type="string">
            <text:p><text:span text:style-name="T5">&lt; </text:span><text:span text:style-name="T4">0.5 L of amniotic fluid; associated with bilateral renal agenesis or posterior urethral valves (in males) and resultant inability to excrete urine. Can give rise to Potter's syndrome.</text:span></text:p>
          </table:table-cell>
        </table:table-row>
        <table:table-row table:style-name="ro5">
          <table:table-cell table:style-name="ce5" office:value-type="string">
            <text:p>Invasive carcinoma of cervical </text:p>
          </table:table-cell>
          <table:table-cell office:value-type="string">
            <text:p><text:s/>Lateral invasion can block ureters, causing renal failure.</text:p>
          </table:table-cell>
        </table:table-row>
        <table:table-row table:style-name="ro5">
          <table:table-cell table:style-name="ce5" office:value-type="string">
            <text:p>Adenomyosis</text:p>
          </table:table-cell>
          <table:table-cell office:value-type="string">
            <text:p>Endometriosis within the myometrium.</text:p>
          </table:table-cell>
        </table:table-row>
        <table:table-row table:style-name="ro5">
          <table:table-cell table:style-name="ce5" office:value-type="string">
            <text:p>Leiomyoma (fibroid)</text:p>
          </table:table-cell>
          <table:table-cell office:value-type="string">
            <text:p>Does not progress to leiomyosarcoma. Whorled pattern of smooth muscle bundles.</text:p>
          </table:table-cell>
        </table:table-row>
        <table:table-row table:style-name="ro5">
          <table:table-cell table:style-name="ce5" office:value-type="string">
            <text:p>Incidence</text:p>
          </table:table-cell>
          <table:table-cell office:value-type="string">
            <text:p>endometrial &gt; ovarian &gt; cervical.</text:p>
          </table:table-cell>
        </table:table-row>
        <table:table-row table:style-name="ro5">
          <table:table-cell table:style-name="ce5" office:value-type="string">
            <text:p>Worst prognosis</text:p>
          </table:table-cell>
          <table:table-cell office:value-type="string">
            <text:p>ovarian &gt; cervical &gt; endometrial.</text:p>
          </table:table-cell>
        </table:table-row>
        <table:table-row table:style-name="ro5">
          <table:table-cell office:value-type="string">
            <text:p>premature ovarian failure</text:p>
          </table:table-cell>
          <table:table-cell table:style-name="Default" office:value-type="string">
            <text:p>premature atresia of ovarian follicles in women of reproductive age. Patients present with signs of menopause after puberty but before age 40. </text:p>
          </table:table-cell>
        </table:table-row>
        <table:table-row table:style-name="ro5">
          <table:table-cell office:value-type="string">
            <text:p>most common of anovulation </text:p>
          </table:table-cell>
          <table:table-cell table:style-name="Default" office:value-type="string">
            <text:p>polycystic ovarian syndrome, obesity, asherman's syndrome ( adhesions), HPO axis abnormalities, premature ovarian failure, hyperprolactinemia, thyroid disorders, eating disorders, cushing's syndrome, adrenal insufficiency </text:p>
          </table:table-cell>
        </table:table-row>
        <table:table-row table:style-name="ro7">
          <table:table-cell table:style-name="ce4" office:value-type="string">
            <text:p>Polycystic ovarian syndrome</text:p>
          </table:table-cell>
          <table:table-cell table:style-name="ce8" office:value-type="string">
            <text:p><text:span text:style-name="T5">↑ </text:span><text:span text:style-name="T4">LH, </text:span><text:span text:style-name="T5">↓ </text:span><text:span text:style-name="T4">FSH, </text:span><text:span text:style-name="T5">↑ </text:span><text:span text:style-name="T4">testosterone. </text:span><text:span text:style-name="T5">↑ </text:span><text:span text:style-name="T4">LH production leads to anovulation, hyperandrogenism due to deranged steroid synthesis. Enlarged, bilateral cystic ovaries manifest clinically with amenorrhea, infertility, obesity, and hirsutism. Associated with insulin resistance. </text:span><text:span text:style-name="T3">↑ </text:span><text:span text:style-name="T4">risk of endometrial cancer. Treat with weight loss, OCPs, gonadotropin analogs, clomiphene, or surgery.</text:span></text:p>
          </table:table-cell>
        </table:table-row>
        <table:table-row table:style-name="ro5">
          <table:table-cell table:style-name="ce5" office:value-type="string">
            <text:p>Follicular cyst–</text:p>
          </table:table-cell>
          <table:table-cell office:value-type="string">
            <text:p>distention of unruptured graafian follicle. May be associated with hyperestrinism and endometrial hyperplasia.</text:p>
          </table:table-cell>
        </table:table-row>
        <table:table-row table:style-name="ro5">
          <table:table-cell office:value-type="string">
            <text:p>Ovarian germ cell tumor </text:p>
          </table:table-cell>
          <table:table-cell table:style-name="Default" office:value-type="string">
            <text:p>dysgerminoma, choriocarcinoma, yolk sac ( endodermal sinus) tumor, teratoma. </text:p>
          </table:table-cell>
        </table:table-row>
        <table:table-row table:style-name="ro5">
          <table:table-cell office:value-type="string">
            <text:p>dysgerminoma tumor marker </text:p>
          </table:table-cell>
          <table:table-cell table:style-name="Default" office:value-type="string">
            <text:p>hCG, LDH. Malignant. = male seminoma. Sheet of uniform cells. </text:p>
          </table:table-cell>
        </table:table-row>
        <table:table-row table:style-name="ro7">
          <table:table-cell table:style-name="ce5" office:value-type="string">
            <text:p>Choriocarcinoma</text:p>
          </table:table-cell>
          <table:table-cell table:style-name="ce8" office:value-type="string">
            <text:p><text:span text:style-name="T4">Rare but malignant; can develop during pregnancy in mother or baby. Large, hyperchromatic syncytiotrophoblastic cells. </text:span><text:span text:style-name="T3">↑ </text:span><text:span text:style-name="T4">frequency of theca-lutein cysts.</text:span></text:p>
          </table:table-cell>
        </table:table-row>
        <table:table-row table:style-name="ro5">
          <table:table-cell/>
          <table:table-cell table:style-name="Default" office:value-type="string">
            <text:p>Marker = hCG </text:p>
          </table:table-cell>
        </table:table-row>
        <table:table-row table:style-name="ro5">
          <table:table-cell table:style-name="ce5" office:value-type="string">
            <text:p>Yolk sac (endodermal sinus tumor</text:p>
          </table:table-cell>
          <table:table-cell office:value-type="string">
            <text:p>Aggressive malignancy in ovaries (testes in boys) and sacrococcygeal area of young children.</text:p>
          </table:table-cell>
        </table:table-row>
        <table:table-row table:style-name="ro5">
          <table:table-cell/>
          <table:table-cell table:style-name="Default" office:value-type="string">
            <text:p>50% have schiller-Duval bodies ( resemble glomeruli) </text:p>
          </table:table-cell>
        </table:table-row>
        <table:table-row table:style-name="ro5">
          <table:table-cell/>
          <table:table-cell table:style-name="Default" office:value-type="string">
            <text:p>Marker= AFP </text:p>
          </table:table-cell>
        </table:table-row>
        <table:table-row table:style-name="ro6">
          <table:table-cell office:value-type="string">
            <text:p>teratoma <text:span text:style-name="T4">Struma ovarii–</text:span></text:p>
          </table:table-cell>
          <table:table-cell office:value-type="string">
            <text:p>contains functional thyroid tissue.</text:p>
          </table:table-cell>
        </table:table-row>
        <table:table-row table:style-name="ro5">
          <table:table-cell/>
          <table:table-cell office:value-type="string">
            <text:p>Can present as hyperthyroidism.</text:p>
          </table:table-cell>
        </table:table-row>
        <table:table-row table:style-name="ro6">
          <table:table-cell table:style-name="ce5" office:value-type="string">
            <text:p>Granulosa cell tumor–</text:p>
          </table:table-cell>
          <table:table-cell table:style-name="ce7" office:value-type="string">
            <text:p><text:span text:style-name="T4">secretes estrogen </text:span><text:span text:style-name="T5">→</text:span></text:p>
          </table:table-cell>
        </table:table-row>
        <table:table-row table:style-name="ro5">
          <table:table-cell/>
          <table:table-cell office:value-type="string">
            <text:p>precocious puberty (kids). Can cause endometrial hyperplasia or carcinoma in adults. Call-Exner bodies––small follicles filled with eosinophilic secretions.</text:p>
          </table:table-cell>
        </table:table-row>
        <table:table-row table:style-name="ro5">
          <table:table-cell table:style-name="ce5" office:value-type="string">
            <text:p>Fibromas</text:p>
          </table:table-cell>
          <table:table-cell office:value-type="string">
            <text:p>bundles of spindle-shaped fibroblasts.</text:p>
          </table:table-cell>
        </table:table-row>
        <table:table-row table:style-name="ro5">
          <table:table-cell/>
          <table:table-cell office:value-type="string">
            <text:p>Meigs’ syndrome––triad of ovarian fibroma, ascites,</text:p>
          </table:table-cell>
        </table:table-row>
        <table:table-row table:style-name="ro5">
          <table:table-cell/>
          <table:table-cell office:value-type="string">
            <text:p>and hydrothorax. Pulling sensation in groin.</text:p>
          </table:table-cell>
        </table:table-row>
        <table:table-row table:style-name="ro5">
          <table:table-cell table:style-name="ce5" office:value-type="string">
            <text:p>Brenner tumor</text:p>
          </table:table-cell>
          <table:table-cell office:value-type="string">
            <text:p>Benign. Looks like Bladder.</text:p>
          </table:table-cell>
        </table:table-row>
        <table:table-row table:style-name="ro5">
          <table:table-cell table:style-name="ce5" office:value-type="string">
            <text:p>Mucinous cystadenocarcinoma</text:p>
          </table:table-cell>
          <table:table-cell office:value-type="string">
            <text:p>malignant. Pseudomyxoma peritonei––intraperitoneal accumulation of mucinous material from ovarian or appendiceal tumor.</text:p>
          </table:table-cell>
        </table:table-row>
        <table:table-row table:style-name="ro7">
          <table:table-cell office:value-type="string">
            <text:p>ovarian non germ cell tumor marker </text:p>
          </table:table-cell>
          <table:table-cell table:style-name="ce14" office:value-type="string">
            <text:p><text:span text:style-name="T3">↑ </text:span><text:span text:style-name="T4">CA-125 is general ovarian cancer marker. </text:span></text:p>
          </table:table-cell>
        </table:table-row>
        <table:table-row table:style-name="ro5">
          <table:table-cell/>
          <table:table-cell table:style-name="Default" office:value-type="string">
            <text:p>rick factor= BRCA-1, HNPCC </text:p>
          </table:table-cell>
        </table:table-row>
        <table:table-row table:style-name="ro5">
          <table:table-cell/>
          <table:table-cell table:style-name="Default" office:value-type="string">
            <text:p>significan genetic predisposition makes family history the most important risk factor. </text:p>
          </table:table-cell>
        </table:table-row>
        <table:table-row table:style-name="ro5">
          <table:table-cell table:style-name="ce4" office:value-type="string">
            <text:p>Vaginal carcinoma</text:p>
          </table:table-cell>
          <table:table-cell office:value-type="string">
            <text:p>1. Squamous cell carcinoma––2° to cervical SCC. 2. Clear cell adenocarcinoma––exposure to DES.</text:p>
          </table:table-cell>
        </table:table-row>
        <table:table-row table:style-name="ro5">
          <table:table-cell/>
          <table:table-cell table:style-name="Default"/>
        </table:table-row>
        <table:table-row table:style-name="ro5">
          <table:table-cell office:value-type="string">
            <text:p>bartholin's gland cyst </text:p>
          </table:table-cell>
          <table:table-cell table:style-name="Default" office:value-type="string">
            <text:p>rare, pain in labia majora, can result from previous infection. </text:p>
          </table:table-cell>
        </table:table-row>
        <table:table-row table:style-name="ro5">
          <table:table-cell office:value-type="string">
            <text:p>Sarcoma botryoides (rhabdomyosarcoma variant)––</text:p>
          </table:table-cell>
          <table:table-cell table:style-name="Default" office:value-type="string">
            <text:p>affects girls &lt; 4 years of age; spindle-shaped tumor cells that are desmin positive.</text:p>
          </table:table-cell>
        </table:table-row>
        <table:table-row table:style-name="ro6">
          <table:table-cell table:style-name="ce5" office:value-type="string">
            <text:p>Fibroadenoma–</text:p>
          </table:table-cell>
          <table:table-cell table:style-name="ce7" office:value-type="string">
            <text:p><text:span text:style-name="T4">most common tumor &lt; 25 years. Small, mobile, firm mass with sharp edges. </text:span><text:span text:style-name="T5">↑ </text:span><text:span text:style-name="T4">size and tenderness with pregnancy. Not a precursor to breast cancer.</text:span></text:p>
          </table:table-cell>
        </table:table-row>
        <table:table-row table:style-name="ro5">
          <table:table-cell table:style-name="ce5" office:value-type="string">
            <text:p>Intraductal papilloma</text:p>
          </table:table-cell>
          <table:table-cell office:value-type="string">
            <text:p>tumor of lactiferous ducts; presents with serous or bloody nipple discharge.</text:p>
          </table:table-cell>
        </table:table-row>
        <table:table-row table:style-name="ro5">
          <table:table-cell/>
          <table:table-cell table:style-name="Default" office:value-type="string">
            <text:p>typically beneath areola. Slight increase in risk for carcinoma </text:p>
          </table:table-cell>
        </table:table-row>
        <table:table-row table:style-name="ro5">
          <table:table-cell table:style-name="ce5" office:value-type="string">
            <text:p>Phyllodes tumor</text:p>
          </table:table-cell>
          <table:table-cell office:value-type="string">
            <text:p>large, bulky mass of connective tissue and cysts. Tumor may have “leaflike” projections. Some may be malignant (cystosarcoma phyllodes).</text:p>
          </table:table-cell>
        </table:table-row>
        <table:table-row table:style-name="ro8">
          <table:table-cell/>
          <table:table-cell table:style-name="Default" office:value-type="string">
            <text:p>most common in 6<text:span text:style-name="T7">th</text:span> decade </text:p>
          </table:table-cell>
        </table:table-row>
        <table:table-row table:style-name="ro5">
          <table:table-cell table:style-name="ce5" office:value-type="string">
            <text:p>Comedocarcinoma (1.6%)</text:p>
          </table:table-cell>
          <table:table-cell office:value-type="string">
            <text:p>ductal, caseous necrosis.</text:p>
          </table:table-cell>
        </table:table-row>
        <table:table-row table:style-name="ro5">
          <table:table-cell/>
          <table:table-cell table:style-name="Default" office:value-type="string">
            <text:p>subtype of DCIS </text:p>
          </table:table-cell>
        </table:table-row>
        <table:table-row table:style-name="ro5">
          <table:table-cell table:style-name="ce5" office:value-type="string">
            <text:p>Medullary </text:p>
          </table:table-cell>
          <table:table-cell office:value-type="string">
            <text:p>fleshy, cellular, lymphocytic infiltrate. Good prognosis.</text:p>
          </table:table-cell>
        </table:table-row>
        <table:table-row table:style-name="ro5">
          <table:table-cell table:style-name="ce5" office:value-type="string">
            <text:p>Malignant tumors (carcinoma) of breast </text:p>
          </table:table-cell>
          <table:table-cell office:value-type="string">
            <text:p>Common postmenopause. Arise from mammary duct epithelium or lobular glands. Overexpression of estrogen/progesterone receptors or erb-B2 (HER-2, an EGF receptor) is common; affects therapy and prognosis (give tamoxifen for ER/PR-positive tumors). Axillary lymph node involvement is the single most important prognostic factor.</text:p>
          </table:table-cell>
        </table:table-row>
        <table:table-row table:style-name="ro5">
          <table:table-cell table:style-name="ce5" office:value-type="string">
            <text:p>Invasive ductal, no specific type</text:p>
          </table:table-cell>
          <table:table-cell office:value-type="string">
            <text:p>firm, fibrous mass. Worst and most invasive. Common.</text:p>
          </table:table-cell>
        </table:table-row>
        <table:table-row table:style-name="ro5">
          <table:table-cell/>
          <table:table-cell table:style-name="Default" office:value-type="string">
            <text:p>small, glandular, duct like cells. </text:p>
          </table:table-cell>
        </table:table-row>
        <table:table-row table:style-name="ro5">
          <table:table-cell table:style-name="ce5" office:value-type="string">
            <text:p>aget’sdiseaseofthebreast</text:p>
          </table:table-cell>
          <table:table-cell office:value-type="string">
            <text:p>eczematouspatchesonnipple.Pagetcells––largecells</text:p>
          </table:table-cell>
        </table:table-row>
        <table:table-row table:style-name="ro5">
          <table:table-cell/>
          <table:table-cell office:value-type="string">
            <text:p>with clear halo; suggest underlying carcinoma. Also seen on vulva.</text:p>
          </table:table-cell>
        </table:table-row>
        <table:table-row table:style-name="ro5">
          <table:table-cell table:style-name="ce5" office:value-type="string">
            <text:p>Gynecomastia</text:p>
          </table:table-cell>
          <table:table-cell office:value-type="string">
            <text:p>Results from hyperestrogenism (cirrhosis, testicular Some Drugs Create Awesome tumor, puberty, old age), Klinefelter’s syndrome, Knockers. or drugs (estrogen, marijuana, heroin, psychoactive drugs, Spironolactone, Digitalis, Cimetidine,</text:p>
          </table:table-cell>
        </table:table-row>
        <table:table-row table:style-name="ro5">
          <table:table-cell/>
          <table:table-cell office:value-type="string">
            <text:p>Alcohol, Ketoconazole).</text:p>
          </table:table-cell>
        </table:table-row>
        <table:table-row table:style-name="ro6">
          <table:table-cell table:style-name="ce5" office:value-type="string">
            <text:p>Fibrocystic disease</text:p>
          </table:table-cell>
          <table:table-cell table:style-name="ce7" office:value-type="string">
            <text:p><text:span text:style-name="T4">Most common cause of “breast lumps” from age 25 to menopause. Presents with diffuse breast pain and multiple lesions, often bilateral. Usually does not indicate </text:span><text:span text:style-name="T5">↑ </text:span><text:span text:style-name="T4">risk of carcinoma. Histologic types:</text:span></text:p>
          </table:table-cell>
        </table:table-row>
        <table:table-row table:style-name="ro6">
          <table:table-cell/>
          <table:table-cell table:style-name="ce7" office:value-type="string">
            <text:p><text:span text:style-name="T4">1. Fibrosis––hyperplasia of breast stroma. 2. Cystic––fluid filled, blue dome. Ductal dilation. <text:s/>3. Sclerosing––</text:span><text:span text:style-name="T5">↑ </text:span><text:span text:style-name="T4">acini and intralobular fibrosis. Associated with calcifications. 4. Epithelial hyperplasia––</text:span><text:span text:style-name="T5">↑ </text:span><text:span text:style-name="T4">in number of</text:span></text:p>
          </table:table-cell>
        </table:table-row>
        <table:table-row table:style-name="ro6">
          <table:table-cell/>
          <table:table-cell table:style-name="ce7" office:value-type="string">
            <text:p><text:span text:style-name="T4">epithelial cell layers in terminal duct lobule. </text:span><text:span text:style-name="T5">↑ </text:span><text:span text:style-name="T4">risk of carcinoma with atypical cells. Occurs in women &gt; 30 years of age.</text:span></text:p>
          </table:table-cell>
        </table:table-row>
        <table:table-row table:style-name="ro5">
          <table:table-cell office:value-type="string">
            <text:p>nipple </text:p>
          </table:table-cell>
          <table:table-cell table:style-name="Default" office:value-type="string">
            <text:p>paget's disease, breast abcess</text:p>
          </table:table-cell>
        </table:table-row>
        <table:table-row table:style-name="ro5">
          <table:table-cell office:value-type="string">
            <text:p>lactiferous sinus</text:p>
          </table:table-cell>
          <table:table-cell table:style-name="Default" office:value-type="string">
            <text:p>intraductal papilloma, breast abscess. Mastitis </text:p>
          </table:table-cell>
        </table:table-row>
        <table:table-row table:style-name="ro5">
          <table:table-cell office:value-type="string">
            <text:p>major duct</text:p>
          </table:table-cell>
          <table:table-cell table:style-name="Default" office:value-type="string">
            <text:p>fibrocystic change, ductal cancer</text:p>
          </table:table-cell>
        </table:table-row>
        <table:table-row table:style-name="ro5">
          <table:table-cell office:value-type="string">
            <text:p>terminal duct</text:p>
          </table:table-cell>
          <table:table-cell table:style-name="Default" office:value-type="string">
            <text:p>tubular carcinoma </text:p>
          </table:table-cell>
        </table:table-row>
        <table:table-row table:style-name="ro5">
          <table:table-cell office:value-type="string">
            <text:p>lobules </text:p>
          </table:table-cell>
          <table:table-cell table:style-name="Default" office:value-type="string">
            <text:p>lobular carcinoma, sclerosing adenosis </text:p>
          </table:table-cell>
        </table:table-row>
        <table:table-row table:style-name="ro5">
          <table:table-cell office:value-type="string">
            <text:p>stroma </text:p>
          </table:table-cell>
          <table:table-cell table:style-name="Default" office:value-type="string">
            <text:p>fibroadenoma, phyllodes tumor. </text:p>
          </table:table-cell>
        </table:table-row>
        <table:table-row table:style-name="ro7">
          <table:table-cell table:style-name="ce4" office:value-type="string">
            <text:p>Benign prostatic hyperplasia (not hypertrophy)</text:p>
          </table:table-cell>
          <table:table-cell table:style-name="ce8" office:value-type="string">
            <text:p><text:span text:style-name="T4">May be due to an age-related </text:span><text:span text:style-name="T3">↑ </text:span><text:span text:style-name="T4">in estradiol with possible sensitization of the prostate to the growth-promoting effects of DHT. Characterized by a nodular enlargement of the periurethral (lateral and middle) lobes</text:span></text:p>
          </table:table-cell>
        </table:table-row>
        <table:table-row table:style-name="ro6">
          <table:table-cell/>
          <table:table-cell table:style-name="ce7" office:value-type="string">
            <text:p><text:span text:style-name="T4">Not considered a premalignant lesion. </text:span><text:span text:style-name="T5">↑ </text:span><text:span text:style-name="T4">free prostate-specific antigen (PSA).</text:span></text:p>
          </table:table-cell>
        </table:table-row>
        <table:table-row table:style-name="ro5">
          <table:table-cell/>
          <table:table-cell table:style-name="Default" office:value-type="string">
            <text:p>treat= a1 antagonist ( terazosin, tamsulosin) </text:p>
          </table:table-cell>
        </table:table-row>
        <table:table-row table:style-name="ro5">
          <table:table-cell table:style-name="ce4" office:value-type="string">
            <text:p>Prostatic adenocarcinoma</text:p>
          </table:table-cell>
          <table:table-cell office:value-type="string">
            <text:p>often from the posterior lobe (peripheral zone)</text:p>
          </table:table-cell>
        </table:table-row>
        <table:table-row table:style-name="ro6">
          <table:table-cell/>
          <table:table-cell table:style-name="ce7" office:value-type="string">
            <text:p><text:span text:style-name="T4">Prostatic acid phosphatase (PAP) and PSA are useful tumor markers (</text:span><text:span text:style-name="T5">↑ </text:span><text:span text:style-name="T4">total PSA, with </text:span><text:span text:style-name="T5">↓ </text:span><text:span text:style-name="T4">fraction of free PSA).</text:span></text:p>
          </table:table-cell>
        </table:table-row>
        <table:table-row table:style-name="ro6">
          <table:table-cell/>
          <table:table-cell table:style-name="ce7" office:value-type="string">
            <text:p><text:span text:style-name="T5">↑ </text:span><text:span text:style-name="T4">in serum alkaline phosphatase and PSA.</text:span></text:p>
          </table:table-cell>
        </table:table-row>
        <table:table-row table:style-name="ro5">
          <table:table-cell/>
          <table:table-cell office:value-type="string">
            <text:p>digital rectal examination (hard nodule) and prostate biopsy.</text:p>
          </table:table-cell>
        </table:table-row>
        <table:table-row table:style-name="ro6">
          <table:table-cell table:style-name="ce4" office:value-type="string">
            <text:p>Cryptorchidism</text:p>
          </table:table-cell>
          <table:table-cell table:style-name="ce7" office:value-type="string">
            <text:p><text:span text:style-name="T4">Undescended testis (one or both); lack of spermatogenesis due to </text:span><text:span text:style-name="T5">↑ </text:span><text:span text:style-name="T4">body temperature; associated with </text:span><text:span text:style-name="T5">↑ </text:span><text:span text:style-name="T4">risk of germ cell tumors. Prematurity </text:span><text:span text:style-name="T5">↑ </text:span><text:span text:style-name="T4">the risk of cryptorchidism.</text:span></text:p>
          </table:table-cell>
        </table:table-row>
        <table:table-row table:style-name="ro5">
          <table:table-cell table:style-name="ce5" office:value-type="string">
            <text:p>Embryonal carcinoma</text:p>
          </table:table-cell>
          <table:table-cell office:value-type="string">
            <text:p>Malignant; painful; worse prognosis than seminoma. Often glandular/papillary morphology. Can differentiate to other tumors.</text:p>
          </table:table-cell>
        </table:table-row>
        <table:table-row table:style-name="ro5">
          <table:table-cell/>
          <table:table-cell table:style-name="Default" office:value-type="string">
            <text:p>may associated with increase of AFP and hCG </text:p>
          </table:table-cell>
        </table:table-row>
        <table:table-row table:style-name="ro5">
          <table:table-cell table:style-name="ce5" office:value-type="string">
            <text:p>Leydig cell</text:p>
          </table:table-cell>
          <table:table-cell office:value-type="string">
            <text:p>Benign, contains Reinke crystals; usually androgen producing, gynecomastia in men, precocious puberty in boys.</text:p>
          </table:table-cell>
        </table:table-row>
        <table:table-row table:style-name="ro5">
          <table:table-cell table:style-name="ce5" office:value-type="string">
            <text:p>Sertoli cell</text:p>
          </table:table-cell>
          <table:table-cell office:value-type="string">
            <text:p>Benign, androblastoma from sex cord stroma.</text:p>
          </table:table-cell>
        </table:table-row>
        <table:table-row table:style-name="ro5">
          <table:table-cell table:style-name="ce5" office:value-type="string">
            <text:p>Testicular lymphoma</text:p>
          </table:table-cell>
          <table:table-cell office:value-type="string">
            <text:p>Most common testicular cancer in older men.</text:p>
          </table:table-cell>
        </table:table-row>
        <table:table-row table:style-name="ro5">
          <table:table-cell table:style-name="ce5" office:value-type="string">
            <text:p><text:s/>Varicocele–</text:p>
          </table:table-cell>
          <table:table-cell office:value-type="string">
            <text:p>dilated vein in pampiniform plexus; can cause infertility; “bag of worms”</text:p>
          </table:table-cell>
        </table:table-row>
        <table:table-row table:style-name="ro7">
          <table:table-cell table:style-name="ce5" office:value-type="string">
            <text:p>Hydrocele</text:p>
          </table:table-cell>
          <table:table-cell table:style-name="ce8" office:value-type="string">
            <text:p><text:span text:style-name="T3">↑ </text:span><text:span text:style-name="T4">fluid 2o to incomplete fusion of processus vaginalis</text:span></text:p>
          </table:table-cell>
        </table:table-row>
        <table:table-row table:style-name="ro5">
          <table:table-cell table:style-name="ce5" office:value-type="string">
            <text:p>Spermatocele</text:p>
          </table:table-cell>
          <table:table-cell office:value-type="string">
            <text:p>dilated epididymal duct</text:p>
          </table:table-cell>
        </table:table-row>
        <table:table-row table:style-name="ro5">
          <table:table-cell table:style-name="ce5" office:value-type="string">
            <text:p>Erythroplasia of Queyrat</text:p>
          </table:table-cell>
          <table:table-cell office:value-type="string">
            <text:p>Red velvety plaques, usually involving the glans; otherwise similar to Bowen’s disease.</text:p>
          </table:table-cell>
        </table:table-row>
        <table:table-row table:style-name="ro5">
          <table:table-cell table:style-name="ce5" office:value-type="string">
            <text:p>Bowenoid papulosis</text:p>
          </table:table-cell>
          <table:table-cell office:value-type="string">
            <text:p>Multiple papular lesions; affects younger age group than other subtypes; usually does not become invasive.</text:p>
          </table:table-cell>
        </table:table-row>
        <table:table-row table:style-name="ro5">
          <table:table-cell table:style-name="ce5" office:value-type="string">
            <text:p>Bowen’s disease</text:p>
          </table:table-cell>
          <table:table-cell office:value-type="string">
            <text:p>Gray, solitary, crusty plaque, usually on the shaft of the penis or on the scrotum; peak incidence in 5th decade of life; progresses to invasive SCC in &lt; 10% of cases.</text:p>
          </table:table-cell>
        </table:table-row>
        <table:table-row table:style-name="ro5">
          <table:table-cell table:style-name="ce5" office:value-type="string">
            <text:p>Peyronie’s disease</text:p>
          </table:table-cell>
          <table:table-cell office:value-type="string">
            <text:p>Bent penis due to acquired fibrous tissue formation.</text:p>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7">07/27/2010</text:date>, <text:time>00:16: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4T21:28:56</meta:creation-date>
    <dc:date>2010-07-27T00:16:24</dc:date>
    <dc:creator>Jianshi Huang</dc:creator>
    <meta:editing-duration>PT06H04M15S</meta:editing-duration>
    <meta:editing-cycles>3</meta:editing-cycles>
    <meta:generator>OpenOffice.org/3.2$Unix OpenOffice.org_project/320m12$Build-9483</meta:generator>
    <meta:document-statistic meta:table-count="3" meta:cell-count="339" meta:object-count="0"/>
  </office:meta>
</office:document-meta>
</file>